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A. S. Isaac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 February 1876</text:p>
      <text:p text:style-name="P5">Month<text:tab/><text:tab/><text:tab/><text:tab/><text:tab/><text:tab/>February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Breslau</text:p>
      <text:p text:style-name="P5">State<text:tab/><text:tab/><text:tab/><text:tab/><text:tab/><text:tab/><text:tab/><text:tab/><text:tab/></text:p>
      <text:p text:style-name="P5">Country<text:tab/><text:tab/><text:tab/><text:tab/><text:tab/>Poland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Breslau, 32 Lieberhuffner St./</text:span></text:p>
      <text:p text:style-name="P3"><text:span text:style-name="T1">Feb. 1</text:span><text:span text:style-name="T2">st</text:span><text:span text:style-name="T1"> 1876./</text:span></text:p>
      <text:p text:style-name="P2"><text:span text:style-name="T1">Rev. Mr. Morais,/</text:span></text:p>
      <text:p text:style-name="P2"><text:span text:style-name="T1"><text:tab/>My dear Sir:/</text:span></text:p>
      <text:p text:style-name="P2"><text:span text:style-name="T1"><text:tab/><text:tab/>I am in/ receipt of your letter, &amp; thank/ you for the proffered loan of/ the 2 works you wrote of. <text:s/>If/ I find that I need them, I shall/ avail myself of your kind/ offer, &amp; write to my brother to/ ask you to send them to him/ for remittance to me./</text:span></text:p>
      <text:p text:style-name="P2"><text:span text:style-name="T1"><text:tab/>I take this/</text:span></text:p>
      <text:p text:style-name="P2"><text:span text:style-name="T1"/></text:p>
      <text:p text:style-name="P2"><text:span text:style-name="T1">[Page 2]</text:span></text:p>
      <text:p text:style-name="P2"><text:span text:style-name="T1">opportunity to express the pleasure/ I derived from reading your/ Ritual Letters which I hope/ have met with a hearty response/ &amp; accomplished the purpose/ for which they were designed./</text:span></text:p>
      <text:p text:style-name="P2"><text:span text:style-name="T1"><text:tab/>Trusting to see you at the/ Centennial in August,/</text:span></text:p>
      <text:p text:style-name="P2"><text:span text:style-name="T1"><text:tab/><text:tab/><text:tab/><text:tab/><text:tab/><text:tab/><text:tab/><text:tab/>Yours Sincerely,/</text:span></text:p>
      <text:p text:style-name="P2"><text:span text:style-name="T1"><text:tab/><text:tab/><text:tab/><text:tab/><text:tab/><text:tab/><text:tab/><text:tab/><text:tab/>A. S. Isaac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3:07:21</meta:creation-date>
    <dc:date>2009-05-27T13:17:31</dc:date>
    <dc:language>en-US</dc:language>
    <meta:editing-cycles>2</meta:editing-cycles>
    <meta:editing-duration>PT10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277" meta:character-count="1906"/>
  </office:meta>
</office:document-meta>
</file>